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fr" fo:country="F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@1 = ~Derat's Moding Thingies</text:p>
      <text:p text:style-name="Standard">@2 = ~Ce composant ne fonctionne qu'avec un jeu IE, sauf PST.</text:p>
      <text:p text:style-name="Standard">@3 = ~Ce composant ne fonctionne qu'avec un jeu IE en version Enhanced.~</text:p>
      <text:p text:style-name="Standard"/>
      <text:p text:style-name="Standard">@101 = ~Anneau pour modeur : ATTACK~</text:p>
      <text:p text:style-name="Standard">@102 = ~Cet anneau à donner à vos personnages de test (vos attaquants) donne :</text:p>
      <text:p text:style-name="Standard">+20 au toucher.</text:p>
      <text:p text:style-name="Standard">10 attaques par rounds.~</text:p>
      <text:p text:style-name="Standard"/>
      <text:p text:style-name="Standard">@103 = ~Anneau pour modeur : CASTER~</text:p>
      <text:p text:style-name="Standard">@104 = ~Cet anneau à donner à vos personnages de test (vos lanceurs de sorts) donne :</text:p>
      <text:p text:style-name="Standard">Enchainement</text:p>
      <text:p text:style-name="Standard">Temps d'incantation 0</text:p>
      <text:p text:style-name="Standard">Rafraichissement de tous les sorts et de toutes les capacités chaque seconde</text:p>
      <text:p text:style-name="Standard">Doublement du nombre de sorts mémorisable~</text:p>
      <text:p text:style-name="Standard"/>
      <text:p text:style-name="Standard">@105 = ~Anneau pour modeur : VICTIME~</text:p>
      <text:p text:style-name="Standard">@106 = ~Cet anneau à donner à vos personnages de test (vos cibles) donne :</text:p>
      <text:p text:style-name="Standard"><text:span text:style-name="T1">Point de vie minimums fixés à 1</text:span></text:p>
      <text:p text:style-name="Standard"><text:span text:style-name="T1">Régénération de 10 pvs/seconde</text:span></text:p>
      <text:p text:style-name="Standard"><text:span text:style-name="T1">Échec automatique de tous les jets de sauvegarde</text:span></text:p>
      <text:p text:style-name="Standard"><text:span text:style-name="T1">(dans les éditions EE) Résurrection automatique en cas de mort.</text:span>~</text:p>
      <text:p text:style-name="Standard"/>
      <text:p text:style-name="Standard">@107 = ~Amulette pour modeur : CRITIQUE~</text:p>
      <text:p text:style-name="Standard">@108 = ~Cet anneau à donner à vos personnages de test (vos attaquants) donne :</text:p>
      <text:p text:style-name="Standard"><text:span text:style-name="T1">+20 au toucher.</text:span></text:p>
      <text:p text:style-name="Standard"><text:span text:style-name="T1">Toutes vos attaques sont des coups critiques.</text:span></text:p>
      <text:p text:style-name="Standard"><text:span text:style-name="T1"/></text:p>
      <text:p text:style-name="Standard"><text:span text:style-name="T1">Pour tester l'effet #341 "Cast spell on critical hit"~</text:span></text:p>
      <text:p text:style-name="Standard"/>
      <text:p text:style-name="Standard">@109 = ~Amulette pour modeur : RATÉ !~</text:p>
      <text:p text:style-name="Standard">@1010 = ~Cet anneau à donner à vos personnages de test (vos attaquants) donne :</text:p>
      <text:p text:style-name="Standard"><text:span text:style-name="T1">+20 au toucher.</text:span></text:p>
      <text:p text:style-name="Standard"><text:span text:style-name="T1">Toutes vos attaques sont des ratés critiques.</text:span></text:p>
      <text:p text:style-name="Standard"><text:span text:style-name="T1"/></text:p>
      <text:p text:style-name="Standard"><text:span text:style-name="T1">Pour tester l'effet #361 "Cast spell on critical miss"</text:span>~</text:p>
      <text:p text:style-name="Standard"/>
      <text:p text:style-name="Standard">@1011= ~Amulette pour modeur : SOURNOISE~</text:p>
      <text:p text:style-name="Standard">@1012 = ~Cet anneau à donner à vos personnages de test (vos attaquants) donne :</text:p>
      <text:p text:style-name="Standard"><text:span text:style-name="T1">+20 au toucher.</text:span></text:p>
      <text:p text:style-name="Standard"><text:span text:style-name="T1">Capacité d'effectuer des attaques sournoises x5</text:span></text:p>
      <text:p text:style-name="Standard"><text:span text:style-name="T1">Toutes vos attaques sont des attaques sournoises.</text:span></text:p>
      <text:p text:style-name="Standard"><text:span text:style-name="T1"/></text:p>
      <text:p text:style-name="Standard"><text:span text:style-name="T1">Pour tester l'effet #340 "Cast spell on backstab"~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34S</meta:editing-duration>
    <meta:editing-cycles>3</meta:editing-cycles>
    <meta:generator>OpenOffice/4.1.14$Win32 OpenOffice.org_project/4114m1$Build-9811</meta:generator>
    <dc:date>2024-09-20T18:25:14.97</dc:date>
    <meta:document-statistic meta:table-count="0" meta:image-count="0" meta:object-count="0" meta:page-count="1" meta:paragraph-count="35" meta:word-count="284" meta:character-count="1616"/>
    <meta:user-defined meta:name="Info 1"/>
    <meta:user-defined meta:name="Info 2"/>
    <meta:user-defined meta:name="Info 3"/>
    <meta:user-defined meta:name="Info 4"/>
  </office:meta>
</office:document-meta>
</file>